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68cm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6.3cm" svg:y1="11.2cm" svg:x2="13.5cm" svg:y2="11.2cm">
          <text:p/>
        </draw:line>
        <draw:line draw:style-name="gr3" draw:text-style-name="P1" draw:layer="layout" svg:x1="4.7cm" svg:y1="12.2cm" svg:x2="4.7cm" svg:y2="14.5cm">
          <text:p/>
        </draw:line>
        <draw:custom-shape draw:style-name="gr4" draw:text-style-name="P2" draw:layer="layout" svg:width="1cm" svg:height="1cm" svg:x="5cm" svg:y="12.7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261cm" svg:height="0.963cm" svg:x="6.1cm" svg:y="12.737cm">
          <draw:text-box>
            <text:p text:style-name="P1">Edit Model</text:p>
          </draw:text-box>
        </draw:frame>
        <draw:line draw:style-name="gr3" draw:text-style-name="P1" draw:layer="layout" svg:x1="6.5cm" svg:y1="15.5cm" svg:x2="14.5cm" svg:y2="12.5cm">
          <text:p/>
        </draw:line>
        <draw:custom-shape draw:style-name="gr4" draw:text-style-name="P2" draw:layer="layout" svg:width="1cm" svg:height="1cm" svg:x="8.8cm" svg:y="14.8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7.055cm" svg:height="0.963cm" svg:x="9.738cm" svg:y="14.8cm">
          <draw:text-box>
            <text:p>Generate Code (Batch)</text:p>
          </draw:text-box>
        </draw:frame>
        <draw:custom-shape draw:style-name="gr1" draw:text-style-name="P2" draw:layer="layout" svg:width="3cm" svg:height="2cm" svg:x="3.2cm" svg:y="14.5cm">
          <text:p text:style-name="P1"><text:span text:style-name="T1">Edited </text:span></text:p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draw:layer="layout" svg:width="1cm" svg:height="1cm" svg:x="6.7cm" svg:y="9.4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5.18cm" svg:height="1.675cm" svg:x="7.82cm" svg:y="9.437cm">
          <draw:text-box>
            <text:p text:style-name="P1">Generate code</text:p>
            <text:p text:style-name="P1">(Batch)</text:p>
          </draw:text-box>
        </draw:frame>
        <draw:custom-shape draw:style-name="gr8" draw:text-style-name="P2" draw:layer="layout" svg:width="3.354cm" svg:height="2cm" svg:x="13.502cm" svg:y="10.302cm">
          <text:p text:style-name="P1"><text:span text:style-name="T1">Generated</text:span></text:p>
          <text:p text:style-name="P1"><text:span text:style-name="T1">Cod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51M35S</meta:editing-duration>
    <meta:editing-cycles>17</meta:editing-cycles>
    <meta:generator>OpenOffice/4.1.2$Win32 OpenOffice.org_project/412m3$Build-9782</meta:generator>
    <dc:date>2016-04-26T17:03:57.98</dc:date>
    <dc:creator>Shuai Li</dc:creator>
    <meta:document-statistic meta:object-count="12"/>
  </office:meta>
</office:document-meta>
</file>